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00f3c8" style:font-size-asian="10pt" style:font-size-complex="10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0f3c8"/>
    </style:style>
    <style:style style:name="T9" style:family="text">
      <style:text-properties officeooo:rsid="0032c91e"/>
    </style:style>
    <style:style style:name="T10" style:family="text">
      <style:text-properties officeooo:rsid="000ab5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6">Χορήγηση ειδικής άδειας</text:span></text:p>
      <text:p text:style-name="P7"><text:span text:style-name="T10">θανάτου</text:span> σε αναπληρωτές/τριες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2"><text:span text:style-name="T8">Τον</text:span> κ. Δ/ντή <text:span text:style-name="T8">του 1ου ΕΠΑΛ Μοιρών</text:span></text:p>
      <text:p text:style-name="P2"/>
      <text:p text:style-name="P2">Παρακαλώ να μου χορηγήσετε ειδική άδεια </text:p>
      <text:p text:style-name="P4"><text:span text:style-name="T9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3"><text:span text:style-name="T1">θανάτου</text:span> συζύγου,τέκνου,γονέων &amp; αδελφών:………………………………………….</text:p>
      <text:p text:style-name="P9">(αναφέρετε τη σχέση συγγένειας)</text:p>
      <text:p text:style-name="P8"/>
      <text:p text:style-name="P2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2:59.145208003</dc:date>
    <meta:print-date>2008-03-21T14:22:00</meta:print-date>
    <meta:editing-cycles>7</meta:editing-cycles>
    <meta:editing-duration>PT17M23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82" meta:character-count="731" meta:non-whitespace-character-count="662"/>
  </office:meta>
</office:document-meta>
</file>